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oto Sans" svg:font-family="'Noto Sans'" style:font-family-generic="swiss" style:font-pitch="variable"/>
    <style:font-face style:name="Noto Sans Mono" svg:font-family="'Noto Sans Mono'"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list-style-name="L9">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10">
      <style:paragraph-properties fo:margin-top="0cm" fo:margin-bottom="0cm" style:contextual-spacing="false"/>
    </style:style>
    <style:style style:name="P20" style:family="paragraph" style:parent-style-name="Text_20_body" style:list-style-name="L10"/>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rincipales amenazas a la seguridad de los servidores y cómo protegerlos</text:h>
      <text:h text:style-name="Heading_20_4" text:outline-level="4">1. <text:span text:style-name="Strong_20_Emphasis">Servicios no utilizados y puertos abiertos</text:span></text:h>
      <text:p text:style-name="Text_20_body">Muchas veces, al instalar un sistema operativo, se incluyen paquetes y programas que no son necesarios para las operaciones del servidor. Esto aumenta la superficie de ataque, ya que cada software innecesario representa una posible vulnerabilidad. Además, los puertos abiertos sin uso constituyen puntos de entrada para atacantes.<text:line-break/><text:span text:style-name="Strong_20_Emphasis">Medidas de protección:</text:span></text:p>
      <text:list text:style-name="L1">
        <text:list-item>
          <text:p text:style-name="P1">Realizar auditorías periódicas para identificar servicios innecesarios y deshabilitarlos.</text:p>
        </text:list-item>
        <text:list-item>
          <text:p text:style-name="P1">Configurar un firewall para permitir únicamente el tráfico necesario y bloquear todos los puertos que no se utilicen.</text:p>
        </text:list-item>
        <text:list-item>
          <text:p text:style-name="P2">Utilizar herramientas como <text:span text:style-name="Source_20_Text">nmap</text:span> para detectar y revisar puertos abiertos.</text:p>
        </text:list-item>
      </text:list>
      <text:p text:style-name="Horizontal_20_Line"/>
      <text:h text:style-name="Heading_20_4" text:outline-level="4">2. <text:span text:style-name="Strong_20_Emphasis">No instalar los parches de seguridad</text:span></text:h>
      <text:p text:style-name="Text_20_body">Los parches de seguridad son esenciales para corregir vulnerabilidades conocidas en el sistema operativo y las aplicaciones. Ignorar estas actualizaciones expone los servidores a exploits y ataques dirigidos a brechas ya documentadas.<text:line-break/><text:span text:style-name="Strong_20_Emphasis">Medidas de protección:</text:span></text:p>
      <text:list text:style-name="L2">
        <text:list-item>
          <text:p text:style-name="P3">Configurar actualizaciones automáticas para sistemas y aplicaciones críticas.</text:p>
        </text:list-item>
        <text:list-item>
          <text:p text:style-name="P3">Crear un calendario de mantenimiento para aplicar parches manualmente en sistemas donde no se puede habilitar la actualización automática.</text:p>
        </text:list-item>
        <text:list-item>
          <text:p text:style-name="P4">Probar los parches en un entorno de pruebas antes de aplicarlos al servidor de producción.</text:p>
        </text:list-item>
      </text:list>
      <text:p text:style-name="Horizontal_20_Line"/>
      <text:h text:style-name="Heading_20_4" text:outline-level="4">3. <text:span text:style-name="Strong_20_Emphasis">Revisar periódicamente los logs</text:span></text:h>
      <text:p text:style-name="Text_20_body">Los logs proporcionan un registro detallado de todas las actividades en el sistema, lo que incluye intentos de acceso, errores y eventos inusuales. Sin una revisión periódica, estos registros pueden pasar desapercibidos y las señales de un posible ataque podrían ignorarse.<text:line-break/><text:span text:style-name="Strong_20_Emphasis">Medidas de protección:</text:span></text:p>
      <text:list text:style-name="L3">
        <text:list-item>
          <text:p text:style-name="P5"><text:soft-page-break/>Implementar sistemas de monitoreo de logs en tiempo real, como <text:span text:style-name="Source_20_Text">ELK Stack</text:span> o <text:span text:style-name="Source_20_Text">Graylog</text:span>.</text:p>
        </text:list-item>
        <text:list-item>
          <text:p text:style-name="P5">Configurar alertas automáticas para eventos sospechosos, como múltiples intentos fallidos de inicio de sesión.</text:p>
        </text:list-item>
        <text:list-item>
          <text:p text:style-name="P6">Conservar los logs de manera centralizada y encriptada para facilitar auditorías y evitar manipulaciones.</text:p>
        </text:list-item>
      </text:list>
      <text:p text:style-name="Horizontal_20_Line"/>
      <text:h text:style-name="Heading_20_4" text:outline-level="4">4. <text:span text:style-name="Strong_20_Emphasis">Servicios intrínsecamente inseguros</text:span></text:h>
      <text:p text:style-name="Text_20_body">El uso de protocolos inseguros como Telnet, FTP o HTTP pone en riesgo la seguridad de los datos, ya que transmiten información en texto plano. Esto facilita que atacantes que intercepten el tráfico con herramientas como Wireshark puedan robar credenciales o datos sensibles.<text:line-break/><text:span text:style-name="Strong_20_Emphasis">Medidas de protección:</text:span></text:p>
      <text:list text:style-name="L4">
        <text:list-item>
          <text:p text:style-name="P7">Sustituir protocolos inseguros por alternativas cifradas como SSH (en lugar de Telnet), SFTP (en lugar de FTP) y HTTPS (en lugar de HTTP).</text:p>
        </text:list-item>
        <text:list-item>
          <text:p text:style-name="P7">Habilitar y configurar correctamente certificados SSL/TLS para garantizar la seguridad del tráfico web.</text:p>
        </text:list-item>
        <text:list-item>
          <text:p text:style-name="P8">Deshabilitar servicios y protocolos obsoletos o inseguros que ya no sean necesarios.</text:p>
        </text:list-item>
      </text:list>
      <text:p text:style-name="Horizontal_20_Line"/>
      <text:h text:style-name="Heading_20_4" text:outline-level="4">5. <text:span text:style-name="Strong_20_Emphasis">Servidores centralizados</text:span></text:h>
      <text:p text:style-name="Text_20_body">Concentrar todos los servicios en un solo servidor aumenta los riesgos, ya que, si se compromete el servidor, el atacante tendrá acceso a toda la infraestructura. Además, un fallo en este servidor afecta directamente a la disponibilidad de todos los servicios.<text:line-break/><text:span text:style-name="Strong_20_Emphasis">Medidas de protección:</text:span></text:p>
      <text:list text:style-name="L5">
        <text:list-item>
          <text:p text:style-name="P9">Implementar segmentación de servicios en diferentes servidores o máquinas virtuales.</text:p>
        </text:list-item>
        <text:list-item>
          <text:p text:style-name="P9">Utilizar balanceadores de carga para distribuir las solicitudes entre múltiples servidores.</text:p>
        </text:list-item>
        <text:list-item>
          <text:p text:style-name="P10">Configurar sistemas de alta disponibilidad (HA) y copias de seguridad regulares.</text:p>
        </text:list-item>
      </text:list>
      <text:p text:style-name="Horizontal_20_Line"/>
      <text:h text:style-name="Heading_20_4" text:outline-level="4"><text:soft-page-break/>6. <text:span text:style-name="Strong_20_Emphasis">Contraseñas débiles y gestión inadecuada de credenciales</text:span></text:h>
      <text:p text:style-name="Text_20_body">El uso de contraseñas débiles o predecibles facilita los ataques de fuerza bruta. Además, el almacenamiento de credenciales sin cifrar o el uso compartido de contraseñas entre varios usuarios aumenta las posibilidades de comprometer el sistema.<text:line-break/><text:span text:style-name="Strong_20_Emphasis">Medidas de protección:</text:span></text:p>
      <text:list text:style-name="L6">
        <text:list-item>
          <text:p text:style-name="P11">Establecer políticas estrictas de contraseñas que incluyan longitud mínima, complejidad y cambios regulares.</text:p>
        </text:list-item>
        <text:list-item>
          <text:p text:style-name="P11">Implementar autenticación de múltiples factores (MFA) para cuentas administrativas y de usuarios críticos.</text:p>
        </text:list-item>
        <text:list-item>
          <text:p text:style-name="P12">Utilizar herramientas como gestores de contraseñas y almacenar credenciales de manera cifrada.</text:p>
        </text:list-item>
      </text:list>
      <text:p text:style-name="Horizontal_20_Line"/>
      <text:h text:style-name="Heading_20_4" text:outline-level="4">7. <text:span text:style-name="Strong_20_Emphasis">Ataques de denegación de servicio (DoS/DDoS)</text:span></text:h>
      <text:p text:style-name="Text_20_body">Los ataques DoS o DDoS buscan saturar los recursos del servidor, impidiendo que los servicios legítimos funcionen correctamente. Estos ataques pueden causar interrupciones significativas y pérdidas económicas.<text:line-break/><text:span text:style-name="Strong_20_Emphasis">Medidas de protección:</text:span></text:p>
      <text:list text:style-name="L7">
        <text:list-item>
          <text:p text:style-name="P13">Utilizar un servicio de mitigación DDoS, como Cloudflare o AWS Shield.</text:p>
        </text:list-item>
        <text:list-item>
          <text:p text:style-name="P13">Configurar límites en las solicitudes concurrentes mediante un firewall de aplicaciones web (WAF).</text:p>
        </text:list-item>
        <text:list-item>
          <text:p text:style-name="P14">Monitorizar el tráfico para identificar patrones sospechosos y bloquear direcciones IP maliciosas.</text:p>
        </text:list-item>
      </text:list>
      <text:p text:style-name="Horizontal_20_Line"/>
      <text:h text:style-name="Heading_20_4" text:outline-level="4">8. <text:span text:style-name="Strong_20_Emphasis">Inyección de código y vulnerabilidades web</text:span></text:h>
      <text:p text:style-name="Text_20_body">Los servidores que ejecutan aplicaciones web son particularmente vulnerables a ataques de inyección de código, como SQL Injection o XSS (Cross-Site Scripting). Estas vulnerabilidades pueden permitir a los atacantes acceder a bases de datos sensibles o ejecutar comandos maliciosos.<text:line-break/><text:span text:style-name="Strong_20_Emphasis">Medidas de protección:</text:span></text:p>
      <text:list text:style-name="L8">
        <text:list-item>
          <text:p text:style-name="P15">Validar y sanitizar todas las entradas de usuario en las aplicaciones.</text:p>
        </text:list-item>
        <text:list-item>
          <text:p text:style-name="P15">Utilizar frameworks modernos que integren protección contra inyecciones.</text:p>
        </text:list-item>
        <text:list-item>
          <text:p text:style-name="P16"><text:soft-page-break/>Realizar pruebas de penetración periódicas para identificar y corregir vulnerabilidades.</text:p>
        </text:list-item>
      </text:list>
      <text:p text:style-name="Horizontal_20_Line"/>
      <text:h text:style-name="Heading_20_4" text:outline-level="4">9. <text:span text:style-name="Strong_20_Emphasis">Ingeniería social y phishing</text:span></text:h>
      <text:p text:style-name="Text_20_body">Los administradores de servidores y usuarios pueden ser víctimas de ataques de ingeniería social, donde los atacantes se hacen pasar por entidades confiables para obtener credenciales o información sensible.<text:line-break/><text:span text:style-name="Strong_20_Emphasis">Medidas de protección:</text:span></text:p>
      <text:list text:style-name="L9">
        <text:list-item>
          <text:p text:style-name="P17">Capacitar a los administradores y usuarios sobre cómo identificar intentos de phishing.</text:p>
        </text:list-item>
        <text:list-item>
          <text:p text:style-name="P17">Implementar políticas de acceso estricto y mínimo privilegio.</text:p>
        </text:list-item>
        <text:list-item>
          <text:p text:style-name="P18">Utilizar autenticación basada en claves en lugar de contraseñas cuando sea posible.</text:p>
        </text:list-item>
      </text:list>
      <text:p text:style-name="Horizontal_20_Line"/>
      <text:h text:style-name="Heading_20_4" text:outline-level="4">10. <text:span text:style-name="Strong_20_Emphasis">Errores de configuración</text:span></text:h>
      <text:p text:style-name="Text_20_body">Una configuración incorrecta, como permisos mal configurados, configuraciones por defecto no seguras o servicios expuestos públicamente, puede abrir puertas a atacantes.<text:line-break/><text:span text:style-name="Strong_20_Emphasis">Medidas de protección:</text:span></text:p>
      <text:list text:style-name="L10">
        <text:list-item>
          <text:p text:style-name="P19">Realizar auditorías regulares de configuración utilizando herramientas como Lynis o OpenSCAP.</text:p>
        </text:list-item>
        <text:list-item>
          <text:p text:style-name="P19">Aplicar la regla del mínimo privilegio, asegurándose de que cada servicio o usuario tenga acceso solo a lo estrictamente necesario.</text:p>
        </text:list-item>
        <text:list-item>
          <text:p text:style-name="P20">Seguir guías de endurecimiento específicas para el sistema operativo y las aplicaciones utilizadas.</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oto Sans" svg:font-family="'Noto Sans'" style:font-family-generic="swiss" style:font-pitch="variable"/>
    <style:font-face style:name="Noto Sans Mono" svg:font-family="'Noto Sans Mono'"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oto Serif" fo:font-size="12pt" fo:language="es" fo:country="MX" style:letter-kerning="true" style:font-name-asian="Noto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Noto Serif" fo:font-size="12pt" fo:language="es" fo:country="MX" style:letter-kerning="true" style:font-name-asian="Noto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oto Serif" fo:font-family="'Noto Serif'" style:font-family-generic="roman" style:font-pitch="variable" fo:font-size="14pt" fo:font-weight="bold" style:font-name-asian="Noto Sans1" style:font-family-asian="'Noto Sans'"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Noto Serif" fo:font-family="'Noto Serif'" style:font-family-generic="roman" style:font-pitch="variable" fo:font-size="12pt" fo:font-weight="bold" style:font-name-asian="Noto Sans1" style:font-family-asian="'Noto Sans'"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FreeSans" style:font-family-complex="FreeSans"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9T15:25:00.934228655</meta:creation-date>
    <dc:date>2025-01-09T15:26:04.377683050</dc:date>
    <meta:editing-duration>PT1M4S</meta:editing-duration>
    <meta:editing-cycles>1</meta:editing-cycles>
    <meta:document-statistic meta:table-count="0" meta:image-count="0" meta:object-count="0" meta:page-count="4" meta:paragraph-count="51" meta:word-count="865" meta:character-count="6026" meta:non-whitespace-character-count="5242"/>
    <meta:generator>LibreOffice/24.8.4.2$Linux_X86_64 LibreOffice_project/480$Build-2</meta:generator>
  </office:meta>
</office:document-meta>
</file>